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1cm" fo:min-width="7cm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2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3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Fine_20_Dashed" draw:fill="none" draw:textarea-vertical-align="middle" loext:decorative="false"/>
    </style:style>
    <style:style style:name="gr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cm" svg:height="21.25cm" svg:x="7.25cm" svg:y="3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25cm" svg:y1="23cm" svg:x2="14.75cm" svg:y2="23cm">
          <text:p/>
        </draw:line>
        <draw:line draw:style-name="gr2" draw:text-style-name="P2" draw:layer="layout" svg:x1="7.25cm" svg:y1="18.5cm" svg:x2="14.75cm" svg:y2="18.5cm">
          <text:p/>
        </draw:line>
        <draw:frame draw:style-name="gr3" draw:text-style-name="P3" draw:layer="layout" svg:width="6cm" svg:height="1.712cm" svg:x="8.25cm" svg:y="23.5cm">
          <draw:text-box>
            <text:p>Text (program)</text:p>
          </draw:text-box>
        </draw:frame>
        <draw:frame draw:style-name="gr4" draw:text-style-name="P3" draw:layer="layout" svg:width="6cm" svg:height="1.462cm" svg:x="8.5cm" svg:y="19cm">
          <draw:text-box>
            <text:p>Data (initialized)</text:p>
          </draw:text-box>
        </draw:frame>
        <draw:frame draw:style-name="gr5" draw:text-style-name="P3" draw:layer="layout" svg:width="6.25cm" svg:height="1.5cm" svg:x="8.25cm" svg:y="21.25cm">
          <draw:text-box>
            <text:p>Data (uninitialized)</text:p>
          </draw:text-box>
        </draw:frame>
        <draw:frame draw:style-name="gr6" draw:text-style-name="P3" draw:layer="layout" svg:width="9cm" svg:height="1.173cm" svg:x="6.75cm" svg:y="2.3cm">
          <draw:text-box>
            <text:p>High address (0xFFFFFFFF)</text:p>
          </draw:text-box>
        </draw:frame>
        <draw:frame draw:style-name="gr7" draw:text-style-name="P3" draw:layer="layout" svg:width="8.5cm" svg:height="1.2cm" svg:x="6.95cm" svg:y="24.8cm">
          <draw:text-box>
            <text:p>Low address (0x00000000)</text:p>
          </draw:text-box>
        </draw:frame>
        <draw:line draw:style-name="gr8" draw:text-style-name="P2" draw:layer="layout" svg:x1="7.25cm" svg:y1="15cm" svg:x2="14.75cm" svg:y2="15cm">
          <text:p/>
        </draw:line>
        <draw:line draw:style-name="gr8" draw:text-style-name="P2" draw:layer="layout" svg:x1="7.25cm" svg:y1="6.25cm" svg:x2="14.75cm" svg:y2="6.25cm">
          <text:p/>
        </draw:line>
        <draw:frame draw:style-name="gr4" draw:text-style-name="P3" draw:layer="layout" svg:width="2.25cm" svg:height="1.462cm" svg:x="10cm" svg:y="4.038cm">
          <draw:text-box>
            <text:p>Stack</text:p>
          </draw:text-box>
        </draw:frame>
        <draw:frame draw:style-name="gr4" draw:text-style-name="P3" draw:layer="layout" svg:width="2.25cm" svg:height="1.462cm" svg:x="9.5cm" svg:y="16cm">
          <draw:text-box>
            <text:p>Heap</text:p>
          </draw:text-box>
        </draw:frame>
        <draw:line draw:style-name="gr8" draw:text-style-name="P2" draw:layer="layout" svg:x1="7.3cm" svg:y1="20.75cm" svg:x2="14.8cm" svg:y2="20.75cm">
          <text:p/>
        </draw:line>
        <draw:line draw:style-name="gr9" draw:text-style-name="P2" draw:layer="layout" svg:x1="10.75cm" svg:y1="15cm" svg:x2="10.75cm" svg:y2="12.75cm">
          <text:p/>
        </draw:line>
        <draw:line draw:style-name="gr9" draw:text-style-name="P2" draw:layer="layout" svg:x1="10.7cm" svg:y1="6.25cm" svg:x2="10.7cm" svg:y2="8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" draw:display-name="Gradient 2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200%" draw:distance="200%"/>
    <draw:stroke-dash draw:name="Fine_20_Dotted" draw:display-name="Fine Dotted" draw:style="rect" draw:dots1="1" draw:distance="0.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draw:fill="none" draw:fill-gradient-name="Gradient_20_2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0:44:17.365023261</meta:creation-date>
    <dc:date>2023-12-16T23:29:16.867029174</dc:date>
    <meta:editing-duration>PT12H45M1S</meta:editing-duration>
    <meta:editing-cycles>1</meta:editing-cycles>
    <meta:document-statistic meta:object-count="15"/>
    <meta:generator>LibreOffice/7.6.4.1$Linux_X86_64 LibreOffice_project/60$Build-1</meta:generator>
  </office:meta>
</office:document-meta>
</file>